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paragraph-properties fo:margin-left="0in" fo:margin-right="0in" fo:text-indent="0in" style:auto-text-indent="false"/>
    </style:style>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Overview of the Vulnerabilities</text:h>
      <text:list text:style-name="L1">
        <text:list-item>
          <text:p text:style-name="P1"><text:span text:style-name="Strong_20_Emphasis">CVE-2025-22224</text:span>: A Time-of-Check Time-of-Use (TOCTOU) heap-overflow vulnerability in VMware ESXi and Workstation (CVSS 9.3, Critical). It allows a local attacker with admin privileges on a VM to execute code on the host’s VMX process. </text:p>
        </text:list-item>
        <text:list-item>
          <text:p text:style-name="P1"><text:span text:style-name="Strong_20_Emphasis">CVE-2025-22225</text:span>: An arbitrary write vulnerability in VMware ESXi (CVSS 8.2, High). An attacker with VMX process privileges can trigger kernel writes to escape the sandbox. </text:p>
        </text:list-item>
        <text:list-item>
          <text:p text:style-name="P2"><text:span text:style-name="Strong_20_Emphasis">CVE-2025-22226</text:span>: An information disclosure vulnerability in VMware ESXi, Workstation, and Fusion (CVSS 7.1, Important). An attacker with VM admin privileges can leak memory from the VMX process via an out-of-bounds read in HGFS. </text:p>
        </text:list-item>
      </text:list>
      <text:p text:style-name="P3">These flaws were reported by Microsoft Threat Intelligence Center and confirmed exploited, making patching urgent.</text:p>
      <text:h text:style-name="Heading_20_3" text:outline-level="3">Mitigations</text:h>
      <text:p text:style-name="P3">Unfortunately, there are <text:span text:style-name="Strong_20_Emphasis">no workarounds</text:span> available for these vulnerabilities. Broadcom’s advisory explicitly states that no viable mitigations exist short of applying the patches. This means you can’t rely on configuration changes or temporary measures to reduce risk—you need to update the affected software. The Tenable blog reinforces this, noting that organizations must apply patches immediately due to active exploitation and the lack of alternatives.</text:p>
      <text:h text:style-name="Heading_20_3" text:outline-level="3">Patching Details</text:h>
      <text:p text:style-name="P3">The solution is to apply the patches outlined in Broadcom’s VMSA-2025-0004 advisory. The “Response Matrix” in the advisory lists affected products, their versions, and the fixed versions. Here’s a consolidated breakdown based on the advisory:</text:p>
      <text:h text:style-name="Heading_20_4" text:outline-level="4">Affected Products and Fixed Versions</text:h>
      <text:list text:style-name="L2">
        <text:list-item>
          <text:p text:style-name="P4"><text:span text:style-name="Strong_20_Emphasis">VMware ESXi</text:span> </text:p>
          <text:list>
            <text:list-item>
              <text:p text:style-name="P4"><text:span text:style-name="Strong_20_Emphasis">ESXi 8.0</text:span>: </text:p>
              <text:list>
                <text:list-item>
                  <text:p text:style-name="P4">Affected: Pre-8.0 Update 3 (e.g., 8.0 U2a) </text:p>
                </text:list-item>
                <text:list-item>
                  <text:p text:style-name="P4">Fixed: ESXi 8.0 Update 3 (Build 23307199 or later) </text:p>
                </text:list-item>
              </text:list>
            </text:list-item>
            <text:list-item>
              <text:p text:style-name="P4"><text:span text:style-name="Strong_20_Emphasis">ESXi 7.0</text:span>: </text:p>
              <text:list>
                <text:list-item>
                  <text:p text:style-name="P4">Affected: Pre-7.0 Update 3r </text:p>
                </text:list-item>
                <text:list-item>
                  <text:p text:style-name="P4">Fixed: ESXi 7.0 Update 3r (Build 23307198 or later) </text:p>
                </text:list-item>
              </text:list>
            </text:list-item>
            <text:list-item>
              <text:p text:style-name="P4"><text:span text:style-name="Strong_20_Emphasis">ESXi 6.7</text:span>: </text:p>
              <text:list>
                <text:list-item>
                  <text:p text:style-name="P4">Affected: Pre-ESXi670-202503001 </text:p>
                </text:list-item>
                <text:list-item>
                  <text:p text:style-name="P4">Fixed: ESXi670-202503001 (patch released despite 6.7 being end-of-life, due to severity) </text:p>
                </text:list-item>
              </text:list>
            </text:list-item>
            <text:list-item>
              <text:p text:style-name="P4"><text:span text:style-name="Strong_20_Emphasis">Notes</text:span>: Apply the specific patch listed in the advisory for your version. Downloads are available via Broadcom’s support portal (e.g., ESXi 8.0 U3: <text:a xlink:type="simple" xlink:href="https://support.broadcom.com/" office:target-frame-name="_blank" xlink:show="new" text:style-name="Internet_20_link" text:visited-style-name="Visited_20_Internet_20_Link">support.broadcom.com</text:a>). </text:p>
            </text:list-item>
          </text:list>
        </text:list-item>
        <text:list-item>
          <text:p text:style-name="P4"><text:span text:style-name="Strong_20_Emphasis">VMware Workstation</text:span> </text:p>
          <text:list>
            <text:list-item>
              <text:p text:style-name="P4"><text:span text:style-name="Strong_20_Emphasis">Affected</text:span>: Versions prior to 17.5.2 </text:p>
            </text:list-item>
            <text:list-item>
              <text:p text:style-name="P4"><text:span text:style-name="Strong_20_Emphasis">Fixed</text:span>: Workstation 17.5.2 </text:p>
            </text:list-item>
            <text:list-item>
              <text:p text:style-name="P4"><text:span text:style-name="Strong_20_Emphasis">Notes</text:span>: Update to 17.5.2 or later via VMware’s download page. </text:p>
            </text:list-item>
          </text:list>
        </text:list-item>
        <text:list-item>
          <text:p text:style-name="P4"><text:span text:style-name="Strong_20_Emphasis">VMware Fusion (macOS)</text:span> </text:p>
          <text:list>
            <text:list-item>
              <text:p text:style-name="P4"><text:soft-page-break/><text:span text:style-name="Strong_20_Emphasis">Affected</text:span>: Versions prior to 13.5.2 </text:p>
            </text:list-item>
            <text:list-item>
              <text:p text:style-name="P4"><text:span text:style-name="Strong_20_Emphasis">Fixed</text:span>: Fusion 13.5.2 </text:p>
            </text:list-item>
            <text:list-item>
              <text:p text:style-name="P4"><text:span text:style-name="Strong_20_Emphasis">Notes</text:span>: Update to 13.5.2 or later. </text:p>
            </text:list-item>
          </text:list>
        </text:list-item>
        <text:list-item>
          <text:p text:style-name="P4"><text:span text:style-name="Strong_20_Emphasis">VMware Cloud Foundation (VCF)</text:span> </text:p>
          <text:list>
            <text:list-item>
              <text:p text:style-name="P4"><text:span text:style-name="Strong_20_Emphasis">VCF 5.x</text:span>: Asynchronous patch available to address ESXi components (aligns with ESXi 8.0 U3 or 7.0 U3r). </text:p>
            </text:list-item>
            <text:list-item>
              <text:p text:style-name="P4"><text:span text:style-name="Strong_20_Emphasis">VCF 4.x</text:span>: Similar asynchronous patch for ESXi 7.0 U3r. </text:p>
            </text:list-item>
            <text:list-item>
              <text:p text:style-name="P4"><text:span text:style-name="Strong_20_Emphasis">Action</text:span>: Apply the VCF-specific patch after updating underlying ESXi hosts to a fixed version. </text:p>
            </text:list-item>
          </text:list>
        </text:list-item>
        <text:list-item>
          <text:p text:style-name="P4"><text:span text:style-name="Strong_20_Emphasis">VMware Telco Cloud Platform / Telco Cloud Infrastructure</text:span> </text:p>
          <text:list>
            <text:list-item>
              <text:p text:style-name="P5"><text:span text:style-name="Strong_20_Emphasis">Action</text:span>: Update to a fixed ESXi version (e.g., 8.0 U3 or 7.0 U3r) as per the advisory. </text:p>
            </text:list-item>
          </text:list>
        </text:list-item>
      </text:list>
      <text:h text:style-name="Heading_20_4" text:outline-level="4">How to Patch</text:h>
      <text:list text:style-name="L3">
        <text:list-item>
          <text:p text:style-name="P6"><text:span text:style-name="Strong_20_Emphasis">ESXi</text:span>: Download the patch ZIP file from Broadcom’s support portal (requires login), then apply it using the ESXi command line (e.g., esxcli software vib update) or vSphere Lifecycle Manager for clusters. Check the advisory’s “Fixed Version” column for exact build numbers. </text:p>
        </text:list-item>
        <text:list-item>
          <text:p text:style-name="P6"><text:span text:style-name="Strong_20_Emphasis">Workstation/Fusion</text:span>: Download the updated installer from VMware’s website and run it to upgrade. </text:p>
        </text:list-item>
        <text:list-item>
          <text:p text:style-name="P7"><text:span text:style-name="Strong_20_Emphasis">VCF</text:span>: Follow VCF patching guidance in the advisory, ensuring ESXi hosts are updated first, then apply the VCF async patch. </text:p>
        </text:list-item>
      </text:list>
      <text:h text:style-name="Heading_20_4" text:outline-level="4">Verification</text:h>
      <text:p text:style-name="P3">After patching, verify the build number matches the fixed version (e.g., esxcli system version get for ESXi). The GitHub repo links to the advisory for the latest patch details but doesn’t provide additional patching steps beyond referencing VMSA-2025-0004.</text:p>
      <text:h text:style-name="Heading_20_3" text:outline-level="3">Additional Considerations</text:h>
      <text:list text:style-name="L4">
        <text:list-item>
          <text:p text:style-name="P8"><text:span text:style-name="Strong_20_Emphasis">Urgency</text:span>: Exploitation is confirmed for at least CVE-2025-22224 and CVE-2025-22225, per Broadcom and Tenable. Act fast. </text:p>
        </text:list-item>
        <text:list-item>
          <text:p text:style-name="P8"><text:span text:style-name="Strong_20_Emphasis">End-of-Life Products</text:span>: ESXi 6.7 got a rare patch due to the critical nature—don’t assume older versions are safe without it. </text:p>
        </text:list-item>
        <text:list-item>
          <text:p text:style-name="P9"><text:span text:style-name="Strong_20_Emphasis">Resources</text:span>: The advisory includes an FAQ (<text:a xlink:type="simple" xlink:href="https://brcm.tech/vmsa-2025-0004" office:target-frame-name="_blank" xlink:show="new" text:style-name="Internet_20_link" text:visited-style-name="Visited_20_Internet_20_Link">brcm.tech/vmsa-2025-0004</text:a>) for clarification, and Tenable provides plugin IDs to detect these CVEs if you use their tools. </text:p>
        </text:list-item>
      </text:list>
      <text:h text:style-name="Heading_20_3" text:outline-level="3">Final Thoughts</text:h>
      <text:p text:style-name="P3">Patching is your only defense here—no shortcuts. The process is straightforward but requires access to Broadcom’s support portal and careful version matching. If you’re running affected versions, prioritize this now, given the real-world attacks. Let me know if you need help with specific steps or accessing the patch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6T10:21:00.989913740</meta:creation-date>
    <dc:date>2025-03-06T10:21:22.517921948</dc:date>
    <meta:editing-duration>PT22S</meta:editing-duration>
    <meta:editing-cycles>1</meta:editing-cycles>
    <meta:document-statistic meta:table-count="0" meta:image-count="0" meta:object-count="0" meta:page-count="2" meta:paragraph-count="47" meta:word-count="662" meta:character-count="4299" meta:non-whitespace-character-count="3687"/>
    <meta:generator>LibreOffice/24.8.5.2$Linux_X86_64 LibreOffice_project/480$Build-2</meta:generator>
  </office:meta>
</office:document-meta>
</file>